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ALVEZ AVELLANEDA, LEN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49517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JA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42912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ALVEZ AVELLANEDA DARW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24372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 429 12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VELLANEDA DIAZ MARIA ESTHE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774702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549517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>78654609</text:p>
          </table:table-cell>
          <table:table-cell table:style-name="Tabla2.D3" office:value-type="string">
            <text:p text:style-name="P23">8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0:55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